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98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0.4756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4689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0.4154in"/>
    </style:style>
    <style:style style:name="co12" style:family="table-column">
      <style:table-column-properties fo:break-before="auto" style:column-width="0.4484in"/>
    </style:style>
    <style:style style:name="co13" style:family="table-column">
      <style:table-column-properties fo:break-before="auto" style:column-width="0.502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64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5307in" fo:break-before="auto" style:use-optimal-row-height="true"/>
    </style:style>
    <style:style style:name="ro5" style:family="table-row">
      <style:table-row-properties style:row-height="0.2134in" fo:break-before="auto" style:use-optimal-row-height="false"/>
    </style:style>
    <style:style style:name="ro6" style:family="table-row">
      <style:table-row-properties style:row-height="0.3299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4016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utline="false" fo:font-style="normal" style:font-weight-complex="normal" style:font-weight-asian="normal" style:font-size-complex="10pt" style:font-name="Liberation Sans" fo:font-size="10pt" style:font-style-complex="normal" style:font-style-asian="normal" fo:text-shadow="none" style:text-line-through-mode="continuous" style:font-name-asian="Noto Sans CJK SC" style:text-emphasize="none" fo:language="en" fo:country="US" style:font-name-complex="Lohit Devanagari" fo:font-weight="normal" style:text-underline-style="none" style:text-underline-color="font-color" style:text-line-through-type="none" style:language-asian="zh" style:country-asian="CN" style:language-complex="hi" style:country-complex="IN" style:text-overline-style="none" style:text-overline-color="font-color" style:font-relief="none" style:font-size-asian="10pt"/>
    </style:style>
    <style:style style:name="T3" style:family="text">
      <style:text-properties style:font-name-asian="Noto Sans CJK SC" style:font-size-asian="10pt" style:font-relief="none" style:text-overline-style="none" style:text-overline-color="font-color" style:language-complex="hi" style:country-complex="IN" style:language-asian="zh" style:country-asian="CN" style:text-line-through-type="none" style:text-underline-style="none" style:text-underline-color="font-color" fo:font-weight="normal" style:font-name-complex="Lohit Devanagari" fo:language="en" fo:country="US" style:text-emphasize="none" style:text-outline="false" style:text-line-through-mode="continuous" fo:text-shadow="none" style:font-style-asian="normal" style:font-style-complex="normal" fo:font-size="10pt" style:font-name="Liberation Sans" style:font-size-complex="10pt" style:font-weight-asian="normal" style:font-weight-complex="normal" fo:font-style="normal"/>
    </style:style>
    <style:style style:name="T4" style:family="text">
      <style:text-properties style:font-name-asian="Noto Sans CJK SC" fo:font-size="10pt" fo:font-style="normal" style:text-outline="false" fo:text-shadow="none" style:text-line-through-mode="continuous" fo:language="en" fo:country="US" fo:font-weight="normal" style:font-relief="none" style:text-line-through-type="none" style:font-size-asian="10pt" style:text-underline-style="none" style:text-underline-color="font-color" style:language-complex="hi" style:country-complex="IN" style:font-name-complex="Lohit Devanagari" style:font-weight-complex="normal" style:font-style-asian="normal" style:font-style-complex="normal" style:text-emphasize="none" style:font-name="Liberation Sans" style:language-asian="zh" style:country-asian="CN" style:font-size-complex="10pt" style:font-weight-asian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CPU型號 </text:p>
          </table:table-cell>
          <table:table-cell table:style-name="ce1" office:value-type="string" calcext:value-type="string">
            <text:p>電腦核心數 </text:p>
          </table:table-cell>
          <table:table-cell table:style-name="ce1" office:value-type="string" calcext:value-type="string">
            <text:p>使用最大的</text:p>
            <text:p>Processor數目 </text:p>
            <text:p><text:span text:style-name="T1">(1 for OS )</text:span></text:p>
          </table:table-cell>
          <table:table-cell table:style-name="ce1" office:value-type="string" calcext:value-type="string">
            <text:p>openCV</text:p>
            <text:p> Tracker</text:p>
          </table:table-cell>
          <table:table-cell table:style-name="ce11" office:value-type="string" calcext:value-type="string" table:number-columns-spanned="3" table:number-rows-spanned="1">
            <text:p>影片名稱</text:p>
          </table:table-cell>
          <table:covered-table-cell table:style-name="ce12" office:value-type="string" calcext:value-type="string">
            <text:p>追蹤</text:p>
            <text:p>人數</text:p>
          </table:covered-table-cell>
          <table:covered-table-cell table:style-name="ce12"/>
          <table:table-cell table:style-name="ce12" office:value-type="string" calcext:value-type="string">
            <text:p>追蹤</text:p>
            <text:p>人數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Intel(R) Core(TM) </text:p>
            <text:p>I7-9750H CPU @ 2.60GHz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SRT</text:p>
          </table:table-cell>
          <table:table-cell table:style-name="ce3" office:value-type="string" calcext:value-type="string" table:number-columns-spanned="3" table:number-rows-spanned="1">
            <text:p>30_clip_1s.mp4</text:p>
          </table:table-cell>
          <table:covered-table-cell table:style-name="ce2" office:value-type="float" office:value="20" calcext:value-type="float">
            <text:p>20</text:p>
          </table:covered-table-cell>
          <table:covered-table-cell table:style-name="ce2"/>
          <table:table-cell table:style-name="ce2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style-name="ce1" office:value-type="string" calcext:value-type="string">
            <text:p>追蹤方法 </text:p>
          </table:table-cell>
          <table:table-cell table:style-name="ce1" office:value-type="string" calcext:value-type="string">
            <text:p>並行運算</text:p>
            <text:p>parallel </text:p>
            <text:p>Computing</text:p>
          </table:table-cell>
          <table:table-cell table:style-name="ce1" office:value-type="string" calcext:value-type="string">
            <text:p>並發運算</text:p>
            <text:p>Concurrent </text:p>
            <text:p>Computing</text:p>
          </table:table-cell>
          <table:table-cell table:style-name="ce1" office:value-type="string" calcext:value-type="string">
            <text:p>量測方法</text:p>
          </table:table-cell>
          <table:table-cell table:style-name="ce12" office:value-type="string" calcext:value-type="string">
            <text:p>執行</text:p>
            <text:p>次數1</text:p>
          </table:table-cell>
          <table:table-cell table:style-name="ce12" office:value-type="string" calcext:value-type="string">
            <text:p>執行<text:line-break/>次數2</text:p>
          </table:table-cell>
          <table:table-cell table:style-name="ce12" office:value-type="string" calcext:value-type="string">
            <text:p>執行<text:line-break/>次數3</text:p>
          </table:table-cell>
          <table:table-cell table:style-name="ce12" office:value-type="string" calcext:value-type="string">
            <text:p>執行<text:line-break/>次數4</text:p>
          </table:table-cell>
          <table:table-cell table:style-name="ce12" office:value-type="string" calcext:value-type="string">
            <text:p>執行<text:line-break/>次數5</text:p>
          </table:table-cell>
          <table:table-cell table:style-name="ce12" office:value-type="string" calcext:value-type="string">
            <text:p>執行<text:line-break/>次數6</text:p>
          </table:table-cell>
          <table:table-cell table:style-name="ce12" office:value-type="string" calcext:value-type="string">
            <text:p>執行<text:line-break/>次數7</text:p>
          </table:table-cell>
          <table:table-cell table:style-name="ce12" office:value-type="string" calcext:value-type="string">
            <text:p>執行<text:line-break/>次數8</text:p>
          </table:table-cell>
          <table:table-cell table:style-name="ce12" office:value-type="string" calcext:value-type="string">
            <text:p>執行<text:line-break/>次數9</text:p>
          </table:table-cell>
          <table:table-cell table:style-name="ce12" office:value-type="string" calcext:value-type="string">
            <text:p>執行<text:line-break/>次數10</text:p>
          </table:table-cell>
          <table:table-cell table:style-name="ce14" office:value-type="string" calcext:value-type="string">
            <text:p>平均</text:p>
            <text:p>結果</text:p>
          </table:table-cell>
        </table:table-row>
        <table:table-row-group>
          <table:table-row table:style-name="ro5">
            <table:table-cell table:style-name="ce3" office:value-type="string" calcext:value-type="string" table:number-columns-spanned="1" table:number-rows-spanned="2">
              <text:p>Multi-processor</text:p>
              <text:p>每個processor</text:p>
              <text:p>執行1個cv tracker</text:p>
            </table:table-cell>
            <table:table-cell table:style-name="ce6" office:value-type="string" calcext:value-type="string" table:number-columns-spanned="1" table:number-rows-spanned="2">
              <text:p>yes</text:p>
            </table:table-cell>
            <table:table-cell table:style-name="ce6" office:value-type="string" calcext:value-type="string" table:number-columns-spanned="1" table:number-rows-spanned="2">
              <text:p>no</text:p>
            </table:table-cell>
            <table:table-cell table:style-name="ce7" office:value-type="string" calcext:value-type="string">
              <text:p>執行時間(單位秒 )</text:p>
            </table:table-cell>
            <table:table-cell table:style-name="ce2" office:value-type="float" office:value="9.58" calcext:value-type="float">
              <text:p>9.58</text:p>
            </table:table-cell>
            <table:table-cell table:style-name="ce2" office:value-type="float" office:value="9.2" calcext:value-type="float">
              <text:p>9.2</text:p>
            </table:table-cell>
            <table:table-cell table:style-name="ce2" office:value-type="float" office:value="12.43" calcext:value-type="float">
              <text:p>12.43</text:p>
            </table:table-cell>
            <table:table-cell table:style-name="ce2" office:value-type="float" office:value="9.47" calcext:value-type="float">
              <text:p>9.47</text:p>
            </table:table-cell>
            <table:table-cell table:style-name="ce2" office:value-type="float" office:value="9.12" calcext:value-type="float">
              <text:p>9.12</text:p>
            </table:table-cell>
            <table:table-cell table:style-name="ce2" office:value-type="float" office:value="9.76" calcext:value-type="float">
              <text:p>9.76</text:p>
            </table:table-cell>
            <table:table-cell table:style-name="ce2" office:value-type="float" office:value="9.83" calcext:value-type="float">
              <text:p>9.83</text:p>
            </table:table-cell>
            <table:table-cell table:style-name="ce2" office:value-type="float" office:value="9.35" calcext:value-type="float">
              <text:p>9.35</text:p>
            </table:table-cell>
            <table:table-cell table:style-name="ce2" office:value-type="float" office:value="9.47" calcext:value-type="float">
              <text:p>9.47</text:p>
            </table:table-cell>
            <table:table-cell table:style-name="ce2" office:value-type="float" office:value="9.56" calcext:value-type="float">
              <text:p>9.56</text:p>
            </table:table-cell>
            <table:table-cell table:style-name="ce2" table:formula="of:=SUM([.E5:.N5])/10" office:value-type="float" office:value="9.777" calcext:value-type="float">
              <text:p>9.777</text:p>
            </table:table-cell>
          </table:table-row>
          <table:table-row table:style-name="ro6">
            <table:covered-table-cell table:style-name="ce2"/>
            <table:covered-table-cell table:number-columns-repeated="2" table:style-name="ce7"/>
            <table:table-cell table:style-name="ce7" office:value-type="string" calcext:value-type="string">
              <text:p>FPS <text:s/></text:p>
            </table:table-cell>
            <table:table-cell table:style-name="ce2" office:value-type="float" office:value="6.58" calcext:value-type="float">
              <text:p>6.58</text:p>
            </table:table-cell>
            <table:table-cell table:style-name="ce2" office:value-type="float" office:value="6.85" calcext:value-type="float">
              <text:p>6.85</text:p>
            </table:table-cell>
            <table:table-cell table:style-name="ce2" office:value-type="float" office:value="5.07" calcext:value-type="float">
              <text:p>5.07</text:p>
            </table:table-cell>
            <table:table-cell table:style-name="ce2" office:value-type="float" office:value="6.65" calcext:value-type="float">
              <text:p>6.65</text:p>
            </table:table-cell>
            <table:table-cell table:style-name="ce2" office:value-type="float" office:value="6.91" calcext:value-type="float">
              <text:p>6.91</text:p>
            </table:table-cell>
            <table:table-cell table:style-name="ce2" office:value-type="float" office:value="6.46" calcext:value-type="float">
              <text:p>6.46</text:p>
            </table:table-cell>
            <table:table-cell table:style-name="ce2" office:value-type="float" office:value="6.71" calcext:value-type="float">
              <text:p>6.71</text:p>
            </table:table-cell>
            <table:table-cell table:style-name="ce2" office:value-type="float" office:value="6.74" calcext:value-type="float">
              <text:p>6.74</text:p>
            </table:table-cell>
            <table:table-cell table:style-name="ce2" office:value-type="float" office:value="6.65" calcext:value-type="float">
              <text:p>6.65</text:p>
            </table:table-cell>
            <table:table-cell table:style-name="ce2" office:value-type="float" office:value="6.59" calcext:value-type="float">
              <text:p>6.59</text:p>
            </table:table-cell>
            <table:table-cell table:style-name="ce2" table:formula="of:=SUM([.E6:.N6])/10" office:value-type="float" office:value="6.521" calcext:value-type="float">
              <text:p>6.521</text:p>
            </table:table-cell>
          </table:table-row>
          <table:table-row table:style-name="ro7">
            <table:table-cell table:style-name="ce4" office:value-type="string" calcext:value-type="string" table:number-columns-spanned="1" table:number-rows-spanned="2">
              <text:p><text:span text:style-name="T1">One-processor</text:span></text:p>
              <text:p><text:span text:style-name="T2">該processor執行1個</text:span></text:p>
              <text:p><text:span text:style-name="T3">cv multi-tracker(multi-threads)</text:span></text:p>
            </table:table-cell>
            <table:table-cell table:style-name="ce8" office:value-type="string" calcext:value-type="string" table:number-columns-spanned="1" table:number-rows-spanned="2">
              <text:p>no</text:p>
            </table:table-cell>
            <table:table-cell table:style-name="ce8" office:value-type="string" calcext:value-type="string" table:number-columns-spanned="1" table:number-rows-spanned="2">
              <text:p>yes</text:p>
            </table:table-cell>
            <table:table-cell table:style-name="ce9" office:value-type="string" calcext:value-type="string">
              <text:p>執行時間(單位秒 )</text:p>
            </table:table-cell>
            <table:table-cell table:style-name="ce5" office:value-type="float" office:value="31.61" calcext:value-type="float">
              <text:p>31.61</text:p>
            </table:table-cell>
            <table:table-cell table:style-name="ce5" office:value-type="float" office:value="24.77" calcext:value-type="float">
              <text:p>24.77</text:p>
            </table:table-cell>
            <table:table-cell table:style-name="ce5" office:value-type="float" office:value="21.2" calcext:value-type="float">
              <text:p>21.2</text:p>
            </table:table-cell>
            <table:table-cell table:style-name="ce5" office:value-type="float" office:value="21.43" calcext:value-type="float">
              <text:p>21.43</text:p>
            </table:table-cell>
            <table:table-cell table:style-name="ce5" office:value-type="float" office:value="21.17" calcext:value-type="float">
              <text:p>21.17</text:p>
            </table:table-cell>
            <table:table-cell table:style-name="ce5" office:value-type="float" office:value="21.65" calcext:value-type="float">
              <text:p>21.65</text:p>
            </table:table-cell>
            <table:table-cell table:style-name="ce5" office:value-type="float" office:value="20.63" calcext:value-type="float">
              <text:p>20.63</text:p>
            </table:table-cell>
            <table:table-cell table:style-name="ce5" office:value-type="float" office:value="20.56" calcext:value-type="float">
              <text:p>20.56</text:p>
            </table:table-cell>
            <table:table-cell table:style-name="ce5" office:value-type="float" office:value="21.76" calcext:value-type="float">
              <text:p>21.76</text:p>
            </table:table-cell>
            <table:table-cell table:style-name="ce5" office:value-type="float" office:value="20.64" calcext:value-type="float">
              <text:p>20.64</text:p>
            </table:table-cell>
            <table:table-cell table:style-name="ce5" table:formula="of:=SUM([.E7:.N7])/10" office:value-type="float" office:value="22.542" calcext:value-type="float">
              <text:p>22.542</text:p>
            </table:table-cell>
          </table:table-row>
          <table:table-row table:style-name="ro8">
            <table:covered-table-cell table:style-name="ce5"/>
            <table:covered-table-cell table:number-columns-repeated="2" table:style-name="ce9"/>
            <table:table-cell table:style-name="ce9" office:value-type="string" calcext:value-type="string">
              <text:p>FPS <text:s/></text:p>
            </table:table-cell>
            <table:table-cell table:style-name="ce5" office:value-type="float" office:value="1.96" calcext:value-type="float">
              <text:p>1.96</text:p>
            </table:table-cell>
            <table:table-cell table:style-name="ce5" office:value-type="float" office:value="2.5" calcext:value-type="float">
              <text:p>2.5</text:p>
            </table:table-cell>
            <table:table-cell table:style-name="ce5" office:value-type="float" office:value="2.92" calcext:value-type="float">
              <text:p>2.92</text:p>
            </table:table-cell>
            <table:table-cell table:style-name="ce5" office:value-type="float" office:value="2.89" calcext:value-type="float">
              <text:p>2.89</text:p>
            </table:table-cell>
            <table:table-cell table:style-name="ce5" office:value-type="float" office:value="2.93" calcext:value-type="float">
              <text:p>2.93</text:p>
            </table:table-cell>
            <table:table-cell table:style-name="ce5" office:value-type="float" office:value="2.86" calcext:value-type="float">
              <text:p>2.86</text:p>
            </table:table-cell>
            <table:table-cell table:style-name="ce5" office:value-type="float" office:value="3.01" calcext:value-type="float">
              <text:p>3.01</text:p>
            </table:table-cell>
            <table:table-cell table:style-name="ce5" office:value-type="float" office:value="3.02" calcext:value-type="float">
              <text:p>3.02</text:p>
            </table:table-cell>
            <table:table-cell table:style-name="ce5" office:value-type="float" office:value="2.85" calcext:value-type="float">
              <text:p>2.85</text:p>
            </table:table-cell>
            <table:table-cell table:style-name="ce5" office:value-type="float" office:value="3" calcext:value-type="float">
              <text:p>3</text:p>
            </table:table-cell>
            <table:table-cell table:style-name="ce5" table:formula="of:=SUM([.E8:.N8])/10" office:value-type="float" office:value="2.794" calcext:value-type="float">
              <text:p>2.794</text:p>
            </table:table-cell>
          </table:table-row>
          <table:table-row table:style-name="ro9">
            <table:table-cell table:style-name="ce3" office:value-type="string" calcext:value-type="string" table:number-columns-spanned="1" table:number-rows-spanned="2">
              <text:p><text:span text:style-name="T1">Multi-processor</text:span></text:p>
              <text:p><text:span text:style-name="T4">每個processor執行1個 </text:span></text:p>
              <text:p><text:span text:style-name="T4">Cv multi-tracker(multi-threads)</text:span></text:p>
            </table:table-cell>
            <table:table-cell table:style-name="ce6" office:value-type="string" calcext:value-type="string" table:number-columns-spanned="1" table:number-rows-spanned="2">
              <text:p>yes</text:p>
            </table:table-cell>
            <table:table-cell table:style-name="ce6" office:value-type="string" calcext:value-type="string" table:number-columns-spanned="1" table:number-rows-spanned="2">
              <text:p>yes</text:p>
            </table:table-cell>
            <table:table-cell table:style-name="ce7" office:value-type="string" calcext:value-type="string">
              <text:p>執行時間(單位秒 )</text:p>
            </table:table-cell>
            <table:table-cell table:style-name="ce2" table:number-columns-repeated="11"/>
          </table:table-row>
          <table:table-row table:style-name="ro8">
            <table:covered-table-cell table:style-name="ce2"/>
            <table:covered-table-cell table:number-columns-repeated="2" table:style-name="ce7"/>
            <table:table-cell table:style-name="ce7" office:value-type="string" calcext:value-type="string">
              <text:p>FPS <text:s/></text:p>
            </table:table-cell>
            <table:table-cell table:style-name="ce2" table:number-columns-repeated="11"/>
          </table:table-row>
        </table:table-row-group>
        <table:table-row table:style-name="ro1" table:number-rows-repeated="2">
          <table:table-cell table:number-columns-repeated="4"/>
          <table:table-cell table:style-name="ce13" table:number-columns-repeated="11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21:26.576068899</meta:creation-date>
    <meta:generator>LibreOffice/6.4.6.2$Linux_X86_64 LibreOffice_project/40$Build-2</meta:generator>
    <dc:date>2021-02-20T11:37:16.365698054</dc:date>
    <meta:editing-duration>PT54M35S</meta:editing-duration>
    <meta:editing-cycles>29</meta:editing-cycles>
    <meta:document-statistic meta:table-count="1" meta:cell-count="88" meta:object-count="0"/>
  </office:meta>
</office:document-meta>
</file>